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3">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version-history"/>Version History<text:bookmark-end text:name="version-history"/></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6/version-history" office:name=""><text:span text:style-name="Definition">https://blueprint.ecohubs.community/articles/rcos-templates/layer-6/version-history</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 updated with each adopted change</text:p>
        </text:list-item>
        <text:list-item>
          <text:p text:style-name="P2"><text:span text:style-name="T1">RCOS reference:</text:span> <text:a xlink:type="simple" xlink:href="https://blueprint.ecohubs.community/articles/rcos-core/v0-1/layer-6-evolution-adaptation#82-versioning-and-authority" office:name=""><text:span text:style-name="Definition">§8.2</text:span></text:a>, <text:a xlink:type="simple" xlink:href="https://blueprint.ecohubs.community/articles/rcos-core/v0-1/layer-6-evolution-adaptation#86-artifacts" office:name=""><text:span text:style-name="Definition">§8.6</text:span></text:a></text:p>
        </text:list-item>
      </text:list>
      <text:p text:style-name="P3">The authoritative human-readable record of all adopted changes to your community’s RCOS implementation. The currently active version is the most recent entry at the top of this file. Superseded rules remain accessible via version control.</text:p>
      <text:p text:style-name="Horizontal_20_Line"/>
      <text:h text:style-name="Heading_20_2" text:outline-level="2"><text:bookmark-start text:name="entry-format"/>Entry Format<text:bookmark-end text:name="entry-format"/></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1</text:span></text:span></text:a><text:span text:style-name="T2">,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3</text:span></text:span></text:a><text:span text:style-name="T2">, </text:span><text:a xlink:type="simple" xlink:href="https://blueprint.ecohubs.community/articles/rcos-core/v0-1/layer-6-evolution-adaptation#82-versioning-and-authority" office:name=""><text:span text:style-name="Definition"><text:span text:style-name="T2">8.2.4</text:span></text:span></text:a><text:span text:style-name="T2">, </text:span><text:a xlink:type="simple" xlink:href="https://blueprint.ecohubs.community/articles/rcos-core/v0-1/layer-6-evolution-adaptation#82-versioning-and-authority" office:name=""><text:span text:style-name="Definition"><text:span text:style-name="T2">8.2.5</text:span></text:span></text:a><text:span text:style-name="T2">, </text:span><text:a xlink:type="simple" xlink:href="https://blueprint.ecohubs.community/articles/rcos-core/v0-1/layer-6-evolution-adaptation#86-artifacts" office:name=""><text:span text:style-name="Definition"><text:span text:style-name="T2">8.6.4</text:span></text:span></text:a><text:span text:style-name="T2">, </text:span><text:a xlink:type="simple" xlink:href="https://blueprint.ecohubs.community/articles/rcos-core/v0-1/layer-6-evolution-adaptation#87-layer-invariants" office:name=""><text:span text:style-name="Definition"><text:span text:style-name="T2">8.7.2</text:span></text:span></text:a></text:p>
      <text:p text:style-name="P4"><text:span text:style-name="T1">Rationale — Why record every adopted change</text:span></text:p>
      <text:p text:style-name="P4">Governance that cannot point to “what changed, when, and why” is indistinguishable from governance by whoever speaks loudest. A single append-only ledger of adopted changes — with the superseded versions preserved in version control — makes the current state of the rules unambiguous and gives members, auditors, and future stewards a way to reconstruct the path that got us here.</text:p>
      <text:p text:style-name="P5"><text:span text:style-name="T1">Instructions — How to fill this in</text:span></text:p>
      <text:p text:style-name="P5">Use the entry template below for every adopted change. New entries are prepended above the most recent. Do not edit historical entries — corrections are recorded as new entries.</text:p>
      <text:p text:style-name="P6">## &lt;version&gt; — &lt;Short title&gt;</text:p>
      <text:p text:style-name="P7"/>
      <text:p text:style-name="P8">- **Effective date:** &lt;YYYY-MM-DD&gt;</text:p>
      <text:p text:style-name="P9">- **Decision record:** &lt;link to decision record&gt;</text:p>
      <text:p text:style-name="P10">- **Decision type:** &lt;Operational / Strategic / Constitutional&gt;</text:p>
      <text:p text:style-name="P11">- **Mechanism:** &lt;vote mechanism / delegated authority&gt;</text:p>
      <text:p text:style-name="P12">- **Summary:** &lt;one to three sentences describing what changed.&gt;</text:p>
      <text:p text:style-name="P13">- **Layers affected:** &lt;e.g. Layer 2, Layer 5&gt;</text:p>
      <text:p text:style-name="P14">- **Artifacts changed:** &lt;list of artifacts&gt;</text:p>
      <text:p text:style-name="P15">- **Migration notes:** &lt;any transition rules; "none" if not applicable&gt;</text:p>
      <text:p text:style-name="Horizontal_20_Line"/>
      <text:h text:style-name="Heading_20_2" text:outline-level="2"><text:bookmark-start text:name="current-version-v00--repository-initialized"/>Current Version: v0.0 — Repository Initialized<text:bookmark-end text:name="current-version-v00--repository-initialized"/></text:h>
      <text:list text:style-name="L3">
        <text:list-item>
          <text:p text:style-name="P16"><text:span text:style-name="T1">Effective date:</text:span> </text:p>
        </text:list-item>
        <text:list-item>
          <text:p text:style-name="P16"><text:span text:style-name="T1">Decision record:</text:span> N/A — initial scaffold</text:p>
        </text:list-item>
        <text:list-item>
          <text:p text:style-name="P16"><text:span text:style-name="T1">Decision type:</text:span> N/A</text:p>
        </text:list-item>
        <text:list-item>
          <text:p text:style-name="P16"><text:span text:style-name="T1">Mechanism:</text:span> N/A</text:p>
        </text:list-item>
        <text:list-item>
          <text:p text:style-name="P16"><text:span text:style-name="T1">Summary:</text:span> Templates initialized. All artifacts are templates — no rules are yet adopted.</text:p>
        </text:list-item>
        <text:list-item>
          <text:p text:style-name="P16"><text:span text:style-name="T1">Layers affected:</text:span> All (scaffold only)</text:p>
        </text:list-item>
        <text:list-item>
          <text:p text:style-name="P16"><text:span text:style-name="T1">Artifacts changed:</text:span> All files created as templates</text:p>
        </text:list-item>
        <text:list-item>
          <text:p text:style-name="P16"><text:span text:style-name="T1">Migration notes:</text:span> None — initial state</text:p>
        </text:list-item>
      </text:list>
      <text:p text:style-name="Horizontal_20_Line"/>
      <text:p text:style-name="First_20_paragraph"><text:span text:style-name="T2">New entries are prepended above this line.</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22:01:08Z</meta:creation-date>
    <dc:date>2026-04-27T22:01:08Z</dc:date>
    <meta:user-defined meta:name="title-meta" meta:value-type="string">Version History</meta:user-defined>
  </office:meta>
</office:document-meta>
</file>